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8-06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2528" calcext:value-type="float">
            <text:p>174.9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4616" calcext:value-type="float">
            <text:p>174.8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7664" calcext:value-type="float">
            <text:p>174.8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424" calcext:value-type="float">
            <text:p>174.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0336" calcext:value-type="float">
            <text:p>174.9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424" calcext:value-type="float">
            <text:p>174.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6432" calcext:value-type="float">
            <text:p>174.9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8624" calcext:value-type="float">
            <text:p>174.9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948" calcext:value-type="float">
            <text:p>174.9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3384" calcext:value-type="float">
            <text:p>174.9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2048" calcext:value-type="float">
            <text:p>174.8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0712" calcext:value-type="float">
            <text:p>174.8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424" calcext:value-type="float">
            <text:p>174.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2904" calcext:value-type="float">
            <text:p>174.8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3968" calcext:value-type="float">
            <text:p>175.0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6536" calcext:value-type="float">
            <text:p>174.9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044" calcext:value-type="float">
            <text:p>174.9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7768" calcext:value-type="float">
            <text:p>174.9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3864" calcext:value-type="float">
            <text:p>174.9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8248" calcext:value-type="float">
            <text:p>174.9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1296" calcext:value-type="float">
            <text:p>174.9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1296" calcext:value-type="float">
            <text:p>174.9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7392" calcext:value-type="float">
            <text:p>174.9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568" calcext:value-type="float">
            <text:p>174.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9104" calcext:value-type="float">
            <text:p>174.9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6912" calcext:value-type="float">
            <text:p>174.9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7392" calcext:value-type="float">
            <text:p>174.9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4344" calcext:value-type="float">
            <text:p>174.9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044" calcext:value-type="float">
            <text:p>174.9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044" calcext:value-type="float">
            <text:p>174.9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9584" calcext:value-type="float">
            <text:p>174.9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568" calcext:value-type="float">
            <text:p>174.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8248" calcext:value-type="float">
            <text:p>174.9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3008" calcext:value-type="float">
            <text:p>174.9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6912" calcext:value-type="float">
            <text:p>174.9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1672" calcext:value-type="float">
            <text:p>174.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8624" calcext:value-type="float">
            <text:p>174.9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4344" calcext:value-type="float">
            <text:p>174.9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3008" calcext:value-type="float">
            <text:p>174.9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152" calcext:value-type="float">
            <text:p>174.9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568" calcext:value-type="float">
            <text:p>174.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092" calcext:value-type="float">
            <text:p>175.0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8728" calcext:value-type="float">
            <text:p>174.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91776" calcext:value-type="float">
            <text:p>174.9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1672" calcext:value-type="float">
            <text:p>174.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9104" calcext:value-type="float">
            <text:p>174.9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1672" calcext:value-type="float">
            <text:p>174.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3864" calcext:value-type="float">
            <text:p>174.9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0816" calcext:value-type="float">
            <text:p>174.9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472" calcext:value-type="float">
            <text:p>174.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5576" calcext:value-type="float">
            <text:p>174.9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2424" calcext:value-type="float">
            <text:p>174.8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948" calcext:value-type="float">
            <text:p>174.9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97288" calcext:value-type="float">
            <text:p>174.8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3384" calcext:value-type="float">
            <text:p>174.9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8144" calcext:value-type="float">
            <text:p>174.8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852" calcext:value-type="float">
            <text:p>174.8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6328" calcext:value-type="float">
            <text:p>174.8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4616" calcext:value-type="float">
            <text:p>174.8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1568" calcext:value-type="float">
            <text:p>174.8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5096" calcext:value-type="float">
            <text:p>174.8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3864" calcext:value-type="float">
            <text:p>174.9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2632" calcext:value-type="float">
            <text:p>174.9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8728" calcext:value-type="float">
            <text:p>174.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97872" calcext:value-type="float">
            <text:p>174.9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8352" calcext:value-type="float">
            <text:p>175.0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14" calcext:value-type="float">
            <text:p>175.0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7496" calcext:value-type="float">
            <text:p>175.0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0544" calcext:value-type="float">
            <text:p>175.0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2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808" calcext:value-type="float">
            <text:p>175.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2256" calcext:value-type="float">
            <text:p>175.0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3968" calcext:value-type="float">
            <text:p>175.0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4448" calcext:value-type="float">
            <text:p>175.0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2736" calcext:value-type="float">
            <text:p>175.0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64928" calcext:value-type="float">
            <text:p>175.0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6264" calcext:value-type="float">
            <text:p>175.0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5408" calcext:value-type="float">
            <text:p>175.0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6368" calcext:value-type="float">
            <text:p>175.1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2944" calcext:value-type="float">
            <text:p>175.1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67976" calcext:value-type="float">
            <text:p>175.0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6744" calcext:value-type="float">
            <text:p>175.1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3696" calcext:value-type="float">
            <text:p>175.1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6264" calcext:value-type="float">
            <text:p>175.0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7392" calcext:value-type="float">
            <text:p>174.9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8248" calcext:value-type="float">
            <text:p>174.9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3112" calcext:value-type="float">
            <text:p>175.0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8456" calcext:value-type="float">
            <text:p>175.0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6264" calcext:value-type="float">
            <text:p>175.0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6744" calcext:value-type="float">
            <text:p>175.1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236" calcext:value-type="float">
            <text:p>175.0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8456" calcext:value-type="float">
            <text:p>175.0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5784" calcext:value-type="float">
            <text:p>175.0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4448" calcext:value-type="float">
            <text:p>175.0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3592" calcext:value-type="float">
            <text:p>175.0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2736" calcext:value-type="float">
            <text:p>175.0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808" calcext:value-type="float">
            <text:p>175.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0648" calcext:value-type="float">
            <text:p>175.1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5408" calcext:value-type="float">
            <text:p>175.0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5032" calcext:value-type="float">
            <text:p>175.1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3696" calcext:value-type="float">
            <text:p>175.1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6744" calcext:value-type="float">
            <text:p>175.1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2464" calcext:value-type="float">
            <text:p>175.1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9416" calcext:value-type="float">
            <text:p>175.1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6472" calcext:value-type="float">
            <text:p>175.2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2672" calcext:value-type="float">
            <text:p>175.3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572" calcext:value-type="float">
            <text:p>175.3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32568" calcext:value-type="float">
            <text:p>175.2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6952" calcext:value-type="float">
            <text:p>175.2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4008" calcext:value-type="float">
            <text:p>175.3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1544" calcext:value-type="float">
            <text:p>175.4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1544" calcext:value-type="float">
            <text:p>175.4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94112" calcext:value-type="float">
            <text:p>175.3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5928" calcext:value-type="float">
            <text:p>175.4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18496" calcext:value-type="float">
            <text:p>175.4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336" calcext:value-type="float">
            <text:p>175.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7744" calcext:value-type="float">
            <text:p>175.4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1648" calcext:value-type="float">
            <text:p>175.4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5072" calcext:value-type="float">
            <text:p>175.4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3736" calcext:value-type="float">
            <text:p>175.4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0312" calcext:value-type="float">
            <text:p>175.4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336" calcext:value-type="float">
            <text:p>175.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6032" calcext:value-type="float">
            <text:p>175.5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7848" calcext:value-type="float">
            <text:p>175.5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52608" calcext:value-type="float">
            <text:p>175.5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3088" calcext:value-type="float">
            <text:p>175.5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6136" calcext:value-type="float">
            <text:p>175.5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8808" calcext:value-type="float">
            <text:p>175.6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7576" calcext:value-type="float">
            <text:p>175.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196" calcext:value-type="float">
            <text:p>175.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3296" calcext:value-type="float">
            <text:p>175.7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4632" calcext:value-type="float">
            <text:p>175.7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72064" calcext:value-type="float">
            <text:p>175.7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5592" calcext:value-type="float">
            <text:p>175.8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90352" calcext:value-type="float">
            <text:p>175.7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7784" calcext:value-type="float">
            <text:p>175.8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5436" calcext:value-type="float">
            <text:p>175.8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96" calcext:value-type="float">
            <text:p>175.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21416" calcext:value-type="float">
            <text:p>175.9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532" calcext:value-type="float">
            <text:p>175.9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484" calcext:value-type="float">
            <text:p>175.8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42752" calcext:value-type="float">
            <text:p>175.9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9704" calcext:value-type="float">
            <text:p>175.9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82376" calcext:value-type="float">
            <text:p>175.9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0676" calcext:value-type="float">
            <text:p>176.0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9536" calcext:value-type="float">
            <text:p>176.1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01248" calcext:value-type="float">
            <text:p>176.1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5-01-2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29264" calcext:value-type="float">
            <text:p>176.2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4-10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22328" calcext:value-type="float">
            <text:p>177.1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4-08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53392" calcext:value-type="float">
            <text:p>177.2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4-05-1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06048" calcext:value-type="float">
            <text:p>176.4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4-02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94312" calcext:value-type="float">
            <text:p>176.9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3-11-3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9944" calcext:value-type="float">
            <text:p>177.8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3-05-1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728" calcext:value-type="float">
            <text:p>176.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2-11-22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32184" calcext:value-type="float">
            <text:p>176.7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2-09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67008" calcext:value-type="float">
            <text:p>176.4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2-04-1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5264" calcext:value-type="float">
            <text:p>174.7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1-12-07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9272" calcext:value-type="float">
            <text:p>174.7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03512" calcext:value-type="float">
            <text:p>174.4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85003826087" calcext:value-type="float">
            <text:p>173.485003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184" calcext:value-type="float">
            <text:p>173.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2086775" calcext:value-type="float">
            <text:p>173.8208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51310344828" calcext:value-type="float">
            <text:p>174.05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75096774194" calcext:value-type="float">
            <text:p>174.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5855483871" calcext:value-type="float">
            <text:p>174.7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048" calcext:value-type="float">
            <text:p>175.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42035" calcext:value-type="float">
            <text:p>175.3642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368" calcext:value-type="float">
            <text:p>175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9161290323" calcext:value-type="float">
            <text:p>175.3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49052" calcext:value-type="float">
            <text:p>175.034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6096" calcext:value-type="float">
            <text:p>175.2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6616" calcext:value-type="float">
            <text:p>175.6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405035" calcext:value-type="float">
            <text:p>176.240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8529032258" calcext:value-type="float">
            <text:p>176.5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368" calcext:value-type="float">
            <text:p>176.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2236129032" calcext:value-type="float">
            <text:p>176.682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89032258065" calcext:value-type="float">
            <text:p>176.4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02219354839" calcext:value-type="float">
            <text:p>176.3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80692645161" calcext:value-type="float">
            <text:p>176.18069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72722580645" calcext:value-type="float">
            <text:p>176.2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52825806452" calcext:value-type="float">
            <text:p>176.8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8464516129" calcext:value-type="float">
            <text:p>177.1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84117333333" calcext:value-type="float">
            <text:p>177.38411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1714285714" calcext:value-type="float">
            <text:p>177.00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8817806452" calcext:value-type="float">
            <text:p>176.7888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4335483871" calcext:value-type="float">
            <text:p>176.7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73086193548" calcext:value-type="float">
            <text:p>176.77308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4335483871" calcext:value-type="float">
            <text:p>176.7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69057142857" calcext:value-type="float">
            <text:p>176.96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29567" calcext:value-type="float">
            <text:p>177.129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73935483871" calcext:value-type="float">
            <text:p>177.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57897032258" calcext:value-type="float">
            <text:p>177.55789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8903225807" calcext:value-type="float">
            <text:p>177.66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0376" calcext:value-type="float">
            <text:p>177.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977785" calcext:value-type="float">
            <text:p>177.297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0432" calcext:value-type="float">
            <text:p>176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85677419355" calcext:value-type="float">
            <text:p>176.6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33953806452" calcext:value-type="float">
            <text:p>176.73395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10124137931" calcext:value-type="float">
            <text:p>176.91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8967741935" calcext:value-type="float">
            <text:p>177.07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05109677419" calcext:value-type="float">
            <text:p>177.3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351475" calcext:value-type="float">
            <text:p>177.473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46" calcext:value-type="float">
            <text:p>177.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90577" calcext:value-type="float">
            <text:p>177.590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11587096774" calcext:value-type="float">
            <text:p>177.5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488" calcext:value-type="float">
            <text:p>177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80412903226" calcext:value-type="float">
            <text:p>177.5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2365" calcext:value-type="float">
            <text:p>177.914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984516129" calcext:value-type="float">
            <text:p>178.1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35819354839" calcext:value-type="float">
            <text:p>178.4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7883612903" calcext:value-type="float">
            <text:p>178.77788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5419354839" calcext:value-type="float">
            <text:p>179.0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27432258065" calcext:value-type="float">
            <text:p>178.9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443354839" calcext:value-type="float">
            <text:p>178.47544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0012903226" calcext:value-type="float">
            <text:p>178.1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5363096774" calcext:value-type="float">
            <text:p>178.00536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0180645161" calcext:value-type="float">
            <text:p>178.18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18885714286" calcext:value-type="float">
            <text:p>178.31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3271975" calcext:value-type="float">
            <text:p>178.732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1064" calcext:value-type="float">
            <text:p>179.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24" calcext:value-type="float">
            <text:p>179.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23481548387" calcext:value-type="float">
            <text:p>179.22348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74916129032" calcext:value-type="float">
            <text:p>179.0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8941935484" calcext:value-type="float">
            <text:p>178.8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0998909091" calcext:value-type="float">
            <text:p>178.610998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564" calcext:value-type="float">
            <text:p>178.4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52424" calcext:value-type="float">
            <text:p>178.6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83944" calcext:value-type="float">
            <text:p>179.3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944" calcext:value-type="float">
            <text:p>179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3688" calcext:value-type="float">
            <text:p>180.3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7824" calcext:value-type="float">
            <text:p>179.9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152" calcext:value-type="float">
            <text:p>179.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4352" calcext:value-type="float">
            <text:p>181.1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90952" calcext:value-type="float">
            <text:p>180.5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3576" calcext:value-type="float">
            <text:p>181.7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512" calcext:value-type="float">
            <text:p>181.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11904" calcext:value-type="float">
            <text:p>182.1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12" calcext:value-type="float">
            <text:p>181.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3016" calcext:value-type="float">
            <text:p>181.1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5224" calcext:value-type="float">
            <text:p>181.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7896" calcext:value-type="float">
            <text:p>182.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08856" calcext:value-type="float">
            <text:p>182.1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824" calcext:value-type="float">
            <text:p>180.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3688" calcext:value-type="float">
            <text:p>180.3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17216" calcext:value-type="float">
            <text:p>180.4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0496" calcext:value-type="float">
            <text:p>179.9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27912" calcext:value-type="float">
            <text:p>179.1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896" calcext:value-type="float">
            <text:p>178.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4472" calcext:value-type="float">
            <text:p>178.2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8376" calcext:value-type="float">
            <text:p>178.2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7064" calcext:value-type="float">
            <text:p>177.6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8596" calcext:value-type="float">
            <text:p>176.21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5436" calcext:value-type="float">
            <text:p>175.8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48264" calcext:value-type="float">
            <text:p>175.8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88856" calcext:value-type="float">
            <text:p>174.4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9048" calcext:value-type="float">
            <text:p>173.7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31784" calcext:value-type="float">
            <text:p>173.5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0552" calcext:value-type="float">
            <text:p>173.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90992" calcext:value-type="float">
            <text:p>173.2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02144" calcext:value-type="float">
            <text:p>172.6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3768" calcext:value-type="float">
            <text:p>171.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60896" calcext:value-type="float">
            <text:p>171.7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57848" calcext:value-type="float">
            <text:p>171.7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144" calcext:value-type="float">
            <text:p>171.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7808" calcext:value-type="float">
            <text:p>171.4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56936" calcext:value-type="float">
            <text:p>170.5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6248" calcext:value-type="float">
            <text:p>170.3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28464" calcext:value-type="float">
            <text:p>169.8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1808" calcext:value-type="float">
            <text:p>169.1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0576" calcext:value-type="float">
            <text:p>169.2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1808" calcext:value-type="float">
            <text:p>169.1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3436" calcext:value-type="float">
            <text:p>169.22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492" calcext:value-type="float">
            <text:p>168.9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72688" calcext:value-type="float">
            <text:p>168.5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3672" calcext:value-type="float">
            <text:p>168.0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67888" calcext:value-type="float">
            <text:p>168.2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33904" calcext:value-type="float">
            <text:p>167.6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9456" calcext:value-type="float">
            <text:p>167.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3216" calcext:value-type="float">
            <text:p>167.4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91944" calcext:value-type="float">
            <text:p>167.1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888" calcext:value-type="float">
            <text:p>166.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0932" calcext:value-type="float">
            <text:p>166.0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36" meta:object-count="0"/>
    <meta:user-defined meta:name="AppVersion">3.0</meta:user-defined>
  </office:meta>
</office:document-meta>
</file>